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5in" table:align="margins"/>
    </style:style>
    <style:style style:name="Table3.A" style:family="table-column">
      <style:table-column-properties style:column-width="1.3in" style:rel-column-width="13107*"/>
    </style:style>
    <style:style style:name="Table3.B" style:family="table-column">
      <style:table-column-properties style:column-width="1.4472in" style:rel-column-width="14591*"/>
    </style:style>
    <style:style style:name="Table3.C" style:family="table-column">
      <style:table-column-properties style:column-width="1.1528in" style:rel-column-width="11622*"/>
    </style:style>
    <style:style style:name="Table3.E" style:family="table-column">
      <style:table-column-properties style:column-width="1.3in" style:rel-column-width="1310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4382in" style:rel-column-width="14499*"/>
    </style:style>
    <style:style style:name="Table1.B" style:family="table-column">
      <style:table-column-properties style:column-width="1.8118in" style:rel-column-width="18266*"/>
    </style:style>
    <style:style style:name="Table1.C" style:family="table-column">
      <style:table-column-properties style:column-width="0.0021in" style:rel-column-width="22*"/>
    </style:style>
    <style:style style:name="Table1.D" style:family="table-column">
      <style:table-column-properties style:column-width="3.2479in" style:rel-column-width="3274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0.6861in" style:rel-column-width="6917*"/>
    </style:style>
    <style:style style:name="Table2.B" style:family="table-column">
      <style:table-column-properties style:column-width="1.4806in" style:rel-column-width="14927*"/>
    </style:style>
    <style:style style:name="Table2.C" style:family="table-column">
      <style:table-column-properties style:column-width="1.0826in" style:rel-column-width="10915*"/>
    </style:style>
    <style:style style:name="Table2.D" style:family="table-column">
      <style:table-column-properties style:column-width="1.0833in" style:rel-column-width="10922*"/>
    </style:style>
    <style:style style:name="Table2.F" style:family="table-column">
      <style:table-column-properties style:column-width="1.084in" style:rel-column-width="10932*"/>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officeooo:rsid="001ad05a" officeooo:paragraph-rsid="001ad05a"/>
    </style:style>
    <style:style style:name="P3" style:family="paragraph" style:parent-style-name="Standard">
      <style:text-properties style:font-name="Times" fo:font-size="12pt" fo:letter-spacing="normal" officeooo:rsid="0068ecb8" officeooo:paragraph-rsid="0068ecb8"/>
    </style:style>
    <style:style style:name="P4" style:family="paragraph" style:parent-style-name="Standard">
      <style:text-properties style:font-name="Times" fo:font-size="12pt" fo:letter-spacing="normal" officeooo:rsid="0072a040" officeooo:paragraph-rsid="0072a040"/>
    </style:style>
    <style:style style:name="P5" style:family="paragraph" style:parent-style-name="Standard">
      <style:text-properties style:font-name="Times" fo:font-size="12pt" fo:letter-spacing="normal" officeooo:rsid="0075bfda" officeooo:paragraph-rsid="0075bfda"/>
    </style:style>
    <style:style style:name="P6" style:family="paragraph" style:parent-style-name="Standard">
      <style:text-properties style:font-name="Times" fo:font-size="12pt" fo:letter-spacing="normal" officeooo:rsid="0077184a" officeooo:paragraph-rsid="0077184a"/>
    </style:style>
    <style:style style:name="P7" style:family="paragraph" style:parent-style-name="Standard">
      <style:text-properties style:font-name="Times" fo:font-size="12pt" fo:letter-spacing="normal" officeooo:rsid="0077184a" officeooo:paragraph-rsid="0075bfda"/>
    </style:style>
    <style:style style:name="P8" style:family="paragraph" style:parent-style-name="Standard">
      <style:text-properties style:font-name="Times" fo:font-size="12pt" fo:letter-spacing="normal" officeooo:paragraph-rsid="002135e5"/>
    </style:style>
    <style:style style:name="P9" style:family="paragraph" style:parent-style-name="Standard">
      <style:text-properties style:font-name="Times" fo:font-size="12pt" fo:letter-spacing="normal" fo:font-weight="normal" officeooo:rsid="006becf7" officeooo:paragraph-rsid="008d1aa7" style:font-weight-asian="normal" style:font-weight-complex="normal"/>
    </style:style>
    <style:style style:name="P10" style:family="paragraph" style:parent-style-name="Standard">
      <style:text-properties style:font-name="Times" fo:font-size="12pt" fo:letter-spacing="normal" officeooo:rsid="008d1aa7" officeooo:paragraph-rsid="008d1aa7"/>
    </style:style>
    <style:style style:name="P11" style:family="paragraph" style:parent-style-name="Standard">
      <style:text-properties style:font-name="Times" fo:font-size="12pt" fo:letter-spacing="normal" officeooo:rsid="008d1aa7" officeooo:paragraph-rsid="00962f9c"/>
    </style:style>
    <style:style style:name="P12" style:family="paragraph" style:parent-style-name="Standard">
      <style:text-properties style:font-name="Times" fo:font-size="12pt" fo:letter-spacing="normal" officeooo:rsid="008f3ad7" officeooo:paragraph-rsid="008f3ad7"/>
    </style:style>
    <style:style style:name="P13" style:family="paragraph" style:parent-style-name="Standard">
      <style:text-properties style:font-name="Times" fo:font-size="12pt" fo:letter-spacing="normal" fo:font-style="italic" officeooo:rsid="008f3ad7" officeooo:paragraph-rsid="008f3ad7" style:font-style-asian="italic" style:font-style-complex="italic"/>
    </style:style>
    <style:style style:name="P14" style:family="paragraph" style:parent-style-name="Standard">
      <style:text-properties style:font-name="Times" fo:font-size="12pt" fo:letter-spacing="normal" fo:font-style="italic" fo:font-weight="bold" officeooo:rsid="008f3ad7" officeooo:paragraph-rsid="008f3ad7" style:font-style-asian="italic" style:font-weight-asian="bold" style:font-style-complex="italic" style:font-weight-complex="bold"/>
    </style:style>
    <style:style style:name="P15" style:family="paragraph" style:parent-style-name="Standard">
      <style:text-properties style:font-name="Times" fo:font-size="12pt" fo:letter-spacing="normal" fo:font-weight="bold" officeooo:rsid="007d9744"/>
    </style:style>
    <style:style style:name="P16" style:family="paragraph" style:parent-style-name="Standard">
      <style:text-properties style:font-name="Times" fo:font-size="12pt" fo:letter-spacing="normal" officeooo:rsid="008d8561" officeooo:paragraph-rsid="0092edb6"/>
    </style:style>
    <style:style style:name="P17" style:family="paragraph" style:parent-style-name="Standard">
      <style:text-properties style:font-name="Times" fo:font-size="12pt" fo:letter-spacing="normal" officeooo:rsid="00d39e89" officeooo:paragraph-rsid="0092edb6"/>
    </style:style>
    <style:style style:name="P18" style:family="paragraph" style:parent-style-name="Standard">
      <style:text-properties style:font-name="Times" fo:font-size="12pt" fo:letter-spacing="normal" officeooo:rsid="0093335b" officeooo:paragraph-rsid="0092edb6"/>
    </style:style>
    <style:style style:name="P19" style:family="paragraph" style:parent-style-name="Standard">
      <style:text-properties style:font-name="Times" fo:font-size="12pt" fo:letter-spacing="normal" officeooo:rsid="00b28ee6" officeooo:paragraph-rsid="0092edb6"/>
    </style:style>
    <style:style style:name="P20" style:family="paragraph" style:parent-style-name="Standard">
      <style:text-properties style:font-name="Times" fo:font-size="12pt" fo:letter-spacing="normal" officeooo:rsid="0095024c" officeooo:paragraph-rsid="0092edb6"/>
    </style:style>
    <style:style style:name="P21" style:family="paragraph" style:parent-style-name="Standard">
      <style:text-properties style:font-name="Times" fo:font-size="12pt" fo:letter-spacing="normal" officeooo:rsid="00984ee1" officeooo:paragraph-rsid="0092edb6"/>
    </style:style>
    <style:style style:name="P22" style:family="paragraph" style:parent-style-name="Standard">
      <style:text-properties style:font-name="Times" fo:font-size="12pt" fo:letter-spacing="normal" officeooo:rsid="009afdac" officeooo:paragraph-rsid="0092edb6"/>
    </style:style>
    <style:style style:name="P23" style:family="paragraph" style:parent-style-name="Standard">
      <style:text-properties style:font-name="Times" fo:font-size="12pt" fo:letter-spacing="normal" officeooo:rsid="00a089f9" officeooo:paragraph-rsid="0092edb6"/>
    </style:style>
    <style:style style:name="P24" style:family="paragraph" style:parent-style-name="Standard">
      <style:text-properties style:font-name="Times" fo:font-size="12pt" fo:letter-spacing="normal" officeooo:rsid="009bfe5d" officeooo:paragraph-rsid="0092edb6"/>
    </style:style>
    <style:style style:name="P25" style:family="paragraph" style:parent-style-name="Standard">
      <style:text-properties style:font-name="Times" fo:font-size="12pt" fo:letter-spacing="normal" officeooo:rsid="009eb0a7" officeooo:paragraph-rsid="0092edb6"/>
    </style:style>
    <style:style style:name="P26" style:family="paragraph" style:parent-style-name="Standard">
      <style:text-properties style:font-name="Times" fo:font-size="12pt" fo:letter-spacing="normal" officeooo:rsid="00a2573d" officeooo:paragraph-rsid="0092edb6"/>
    </style:style>
    <style:style style:name="P27" style:family="paragraph" style:parent-style-name="Standard">
      <style:text-properties style:font-name="Times" fo:font-size="12pt" fo:letter-spacing="normal" officeooo:rsid="00a34a2f" officeooo:paragraph-rsid="0092edb6"/>
    </style:style>
    <style:style style:name="P28" style:family="paragraph" style:parent-style-name="Standard">
      <style:text-properties style:font-name="Times" fo:font-size="12pt" fo:letter-spacing="normal" officeooo:rsid="00a3ee6e" officeooo:paragraph-rsid="0092edb6"/>
    </style:style>
    <style:style style:name="P29" style:family="paragraph" style:parent-style-name="Standard">
      <style:text-properties style:font-name="Times" fo:font-size="12pt" fo:letter-spacing="normal" officeooo:rsid="00a4c1af" officeooo:paragraph-rsid="0092edb6"/>
    </style:style>
    <style:style style:name="P30" style:family="paragraph" style:parent-style-name="Standard">
      <style:text-properties style:font-name="Times" fo:font-size="12pt" fo:letter-spacing="normal" officeooo:rsid="00a8fa6a" officeooo:paragraph-rsid="0092edb6"/>
    </style:style>
    <style:style style:name="P31" style:family="paragraph" style:parent-style-name="Standard">
      <style:text-properties style:font-name="Times" fo:font-size="12pt" fo:letter-spacing="normal" officeooo:rsid="00ab93be" officeooo:paragraph-rsid="0092edb6"/>
    </style:style>
    <style:style style:name="P32" style:family="paragraph" style:parent-style-name="Standard">
      <style:text-properties style:font-name="Times" fo:font-size="12pt" fo:letter-spacing="normal" officeooo:rsid="00aca129" officeooo:paragraph-rsid="0092edb6"/>
    </style:style>
    <style:style style:name="P33" style:family="paragraph" style:parent-style-name="Standard">
      <style:text-properties style:font-name="Times" fo:font-size="12pt" fo:letter-spacing="normal" officeooo:rsid="00948933" officeooo:paragraph-rsid="00948933"/>
    </style:style>
    <style:style style:name="P34" style:family="paragraph" style:parent-style-name="Standard">
      <style:text-properties style:font-name="Times" fo:font-size="12pt" fo:letter-spacing="normal" officeooo:rsid="009577c0" officeooo:paragraph-rsid="009577c0"/>
    </style:style>
    <style:style style:name="P35" style:family="paragraph" style:parent-style-name="Standard">
      <style:text-properties style:font-name="Times" fo:font-size="12pt" fo:letter-spacing="normal" officeooo:rsid="00962f9c" officeooo:paragraph-rsid="00962f9c"/>
    </style:style>
    <style:style style:name="P36" style:family="paragraph" style:parent-style-name="Standard">
      <style:text-properties style:font-name="Times" fo:font-size="12pt" fo:letter-spacing="normal" officeooo:rsid="0097d07e" officeooo:paragraph-rsid="0097d07e"/>
    </style:style>
    <style:style style:name="P37" style:family="paragraph" style:parent-style-name="Standard">
      <style:paragraph-properties fo:text-align="center" style:justify-single-word="false"/>
      <style:text-properties style:font-name="Times" fo:font-size="18pt" fo:letter-spacing="normal" fo:font-weight="bold"/>
    </style:style>
    <style:style style:name="P38" style:family="paragraph" style:parent-style-name="Standard">
      <style:text-properties style:font-name="Times" fo:font-size="14pt" fo:letter-spacing="normal" fo:font-weight="bold" officeooo:rsid="0068ecb8" officeooo:paragraph-rsid="0068ecb8"/>
    </style:style>
    <style:style style:name="P39" style:family="paragraph" style:parent-style-name="Standard">
      <style:text-properties officeooo:rsid="00ab93be" officeooo:paragraph-rsid="0092edb6"/>
    </style:style>
    <style:style style:name="P40" style:family="paragraph" style:parent-style-name="Table_20_Heading">
      <style:text-properties style:font-name="Times" fo:font-size="12pt" officeooo:rsid="008dd1a4" officeooo:paragraph-rsid="008dd1a4"/>
    </style:style>
    <style:style style:name="P41" style:family="paragraph" style:parent-style-name="Table_20_Contents">
      <style:text-properties style:font-name="Times" fo:font-size="12pt" officeooo:rsid="008dd1a4" officeooo:paragraph-rsid="008dd1a4"/>
    </style:style>
    <style:style style:name="P42" style:family="paragraph" style:parent-style-name="Table_20_Contents">
      <style:text-properties style:font-name="Times" fo:font-size="12pt" officeooo:rsid="008dd1a4" officeooo:paragraph-rsid="00962f9c"/>
    </style:style>
    <style:style style:name="P43" style:family="paragraph" style:parent-style-name="Table_20_Contents">
      <style:text-properties style:font-name="Times" fo:font-size="12pt" officeooo:rsid="008f3ad7" officeooo:paragraph-rsid="008f3ad7"/>
    </style:style>
    <style:style style:name="P44" style:family="paragraph" style:parent-style-name="Table_20_Contents">
      <style:text-properties style:font-name="Times" fo:font-size="12pt" officeooo:rsid="008d8561" officeooo:paragraph-rsid="0092edb6"/>
    </style:style>
    <style:style style:name="P45" style:family="paragraph" style:parent-style-name="Table_20_Contents">
      <style:text-properties style:font-name="Times" fo:font-size="12pt" officeooo:rsid="0093c027" officeooo:paragraph-rsid="0092edb6"/>
    </style:style>
    <style:style style:name="P46" style:family="paragraph" style:parent-style-name="Table_20_Contents">
      <style:text-properties style:font-name="Times" fo:font-size="12pt" officeooo:rsid="00d64fb4" officeooo:paragraph-rsid="0092edb6"/>
    </style:style>
    <style:style style:name="P47" style:family="paragraph" style:parent-style-name="Table_20_Contents">
      <style:text-properties style:font-name="Times" fo:font-size="12pt" officeooo:rsid="008eb174" officeooo:paragraph-rsid="0092edb6"/>
    </style:style>
    <style:style style:name="P48" style:family="paragraph" style:parent-style-name="Table_20_Contents">
      <style:text-properties style:font-name="Times" fo:font-size="12pt" officeooo:rsid="00d92f7a" officeooo:paragraph-rsid="0092edb6"/>
    </style:style>
    <style:style style:name="P49" style:family="paragraph" style:parent-style-name="Table_20_Contents">
      <style:text-properties style:font-name="Times" fo:font-size="12pt" officeooo:rsid="008f1959" officeooo:paragraph-rsid="0092edb6"/>
    </style:style>
    <style:style style:name="P50" style:family="paragraph" style:parent-style-name="Table_20_Contents">
      <style:text-properties style:font-name="Times" fo:font-size="12pt" officeooo:rsid="0091003d" officeooo:paragraph-rsid="0092edb6"/>
    </style:style>
    <style:style style:name="P51" style:family="paragraph" style:parent-style-name="Table_20_Contents">
      <style:text-properties style:font-name="Times" fo:font-size="12pt" officeooo:rsid="0091a546" officeooo:paragraph-rsid="0092edb6"/>
    </style:style>
    <style:style style:name="P52" style:family="paragraph" style:parent-style-name="Table_20_Contents">
      <style:text-properties style:font-name="Times" fo:font-size="12pt" officeooo:rsid="00b28ee6" officeooo:paragraph-rsid="0092edb6"/>
    </style:style>
    <style:style style:name="P53" style:family="paragraph" style:parent-style-name="Table_20_Contents">
      <style:text-properties style:font-name="Times" fo:font-size="12pt" officeooo:paragraph-rsid="0092edb6"/>
    </style:style>
    <style:style style:name="P54" style:family="paragraph" style:parent-style-name="Table_20_Contents">
      <style:text-properties style:font-name="Times" fo:font-size="12pt" officeooo:rsid="0092edb6" officeooo:paragraph-rsid="0092edb6"/>
    </style:style>
    <style:style style:name="P55" style:family="paragraph" style:parent-style-name="Table_20_Contents">
      <style:text-properties style:font-name="Times" fo:font-size="12pt" officeooo:rsid="0097d07e" officeooo:paragraph-rsid="0097d07e"/>
    </style:style>
    <style:style style:name="P56" style:family="paragraph" style:parent-style-name="Standard" style:list-style-name="L1">
      <style:text-properties style:font-name="Times" fo:font-size="12pt" fo:letter-spacing="normal" officeooo:rsid="009620a1" officeooo:paragraph-rsid="0092edb6"/>
    </style:style>
    <style:style style:name="P57" style:family="paragraph" style:parent-style-name="Standard" style:list-style-name="L2">
      <style:text-properties style:font-name="Times" fo:font-size="12pt" fo:letter-spacing="normal" officeooo:rsid="009a6809" officeooo:paragraph-rsid="0092edb6"/>
    </style:style>
    <style:style style:name="P58" style:family="paragraph" style:parent-style-name="Standard" style:list-style-name="L3">
      <style:text-properties style:font-name="Times" fo:font-size="12pt" fo:letter-spacing="normal" officeooo:rsid="009afdac" officeooo:paragraph-rsid="0092edb6"/>
    </style:style>
    <style:style style:name="P59" style:family="paragraph" style:parent-style-name="Standard" style:list-style-name="L3">
      <style:text-properties style:font-name="Times" fo:font-size="12pt" fo:letter-spacing="normal" officeooo:rsid="009bfe5d" officeooo:paragraph-rsid="0092edb6"/>
    </style:style>
    <style:style style:name="P60" style:family="paragraph" style:parent-style-name="Standard" style:list-style-name="L4">
      <style:text-properties style:font-name="Times" fo:font-size="12pt" fo:letter-spacing="normal" officeooo:rsid="009bfe5d" officeooo:paragraph-rsid="0092edb6"/>
    </style:style>
    <style:style style:name="P61" style:family="paragraph" style:parent-style-name="Standard" style:list-style-name="L4">
      <style:text-properties style:font-name="Times" fo:font-size="12pt" fo:letter-spacing="normal" officeooo:rsid="009d15a1" officeooo:paragraph-rsid="0092edb6"/>
    </style:style>
    <style:style style:name="P62" style:family="paragraph" style:parent-style-name="Standard" style:list-style-name="L4">
      <style:text-properties style:font-name="Times" fo:font-size="12pt" fo:letter-spacing="normal" officeooo:rsid="009eb0a7" officeooo:paragraph-rsid="0092edb6"/>
    </style:style>
    <style:style style:name="P63" style:family="paragraph" style:parent-style-name="Standard">
      <style:text-properties style:font-name="Times" fo:font-size="12pt" fo:letter-spacing="normal" officeooo:rsid="00a8fa6a" officeooo:paragraph-rsid="0092edb6"/>
    </style:style>
    <style:style style:name="P64" style:family="paragraph" style:parent-style-name="Standard" style:list-style-name="L5">
      <style:text-properties style:font-name="Times" fo:font-size="12pt" fo:letter-spacing="normal" officeooo:rsid="008d1aa7" officeooo:paragraph-rsid="008d1aa7"/>
    </style:style>
    <style:style style:name="P65" style:family="paragraph" style:parent-style-name="Standard">
      <style:text-properties style:font-name="Times" fo:font-size="12pt" fo:letter-spacing="normal" officeooo:rsid="008dd1a4" officeooo:paragraph-rsid="00962f9c"/>
    </style:style>
    <style:style style:name="P66" style:family="paragraph" style:parent-style-name="Standard" style:list-style-name="L2">
      <style:text-properties officeooo:paragraph-rsid="0092edb6"/>
    </style:style>
    <style:style style:name="P67" style:family="paragraph" style:parent-style-name="Standard" style:list-style-name="L2">
      <style:text-properties officeooo:rsid="009a6809" officeooo:paragraph-rsid="0092edb6"/>
    </style:style>
    <style:style style:name="P68" style:family="paragraph" style:parent-style-name="Standard" style:list-style-name="L2">
      <style:paragraph-properties fo:margin-left="0in" fo:margin-right="0in" fo:text-indent="0in" style:auto-text-indent="false" style:writing-mode="page"/>
      <style:text-properties style:font-name="Times" fo:font-size="12pt" fo:letter-spacing="normal" officeooo:rsid="00984ee1" officeooo:paragraph-rsid="0092edb6"/>
    </style:style>
    <style:style style:name="P69" style:family="paragraph" style:parent-style-name="Table_20_Contents">
      <style:text-properties style:font-name="Times" fo:font-size="12pt" officeooo:rsid="00962f9c" officeooo:paragraph-rsid="00962f9c"/>
    </style:style>
    <style:style style:name="P70" style:family="paragraph" style:parent-style-name="Heading_20_1">
      <style:text-properties style:font-name="Times" fo:font-size="12pt" fo:letter-spacing="normal" officeooo:paragraph-rsid="0092edb6"/>
    </style:style>
    <style:style style:name="T1" style:family="text">
      <style:text-properties officeooo:rsid="0068ecb8"/>
    </style:style>
    <style:style style:name="T2" style:family="text">
      <style:text-properties fo:font-weight="bold"/>
    </style:style>
    <style:style style:name="T3" style:family="text">
      <style:text-properties fo:font-weight="bold" officeooo:rsid="007d9744"/>
    </style:style>
    <style:style style:name="T4" style:family="text">
      <style:text-properties officeooo:rsid="0075bfda"/>
    </style:style>
    <style:style style:name="T5" style:family="text">
      <style:text-properties officeooo:rsid="008c03c4"/>
    </style:style>
    <style:style style:name="T6" style:family="text">
      <style:text-properties officeooo:rsid="008f1f33"/>
    </style:style>
    <style:style style:name="T7" style:family="text">
      <style:text-properties officeooo:rsid="009156ab"/>
    </style:style>
    <style:style style:name="T8" style:family="text">
      <style:text-properties officeooo:rsid="0092edb6"/>
    </style:style>
    <style:style style:name="T9" style:family="text">
      <style:text-properties officeooo:rsid="0093c027"/>
    </style:style>
    <style:style style:name="T10" style:family="text">
      <style:text-properties officeooo:rsid="008eb174"/>
    </style:style>
    <style:style style:name="T11" style:family="text">
      <style:text-properties officeooo:rsid="00946b55"/>
    </style:style>
    <style:style style:name="T12" style:family="text">
      <style:text-properties officeooo:rsid="009620a1"/>
    </style:style>
    <style:style style:name="T13" style:family="text">
      <style:text-properties officeooo:rsid="009a6809"/>
    </style:style>
    <style:style style:name="T14" style:family="text">
      <style:text-properties style:font-name="Times" fo:font-size="12pt" fo:letter-spacing="normal"/>
    </style:style>
    <style:style style:name="T15" style:family="text">
      <style:text-properties style:font-name="Times" fo:font-size="12pt" fo:letter-spacing="normal" officeooo:rsid="00984ee1"/>
    </style:style>
    <style:style style:name="T16" style:family="text">
      <style:text-properties style:font-name="Times" fo:font-size="12pt" fo:letter-spacing="normal" officeooo:rsid="009a6809"/>
    </style:style>
    <style:style style:name="T17" style:family="text">
      <style:text-properties style:font-name="Times" fo:font-size="12pt" fo:letter-spacing="normal" officeooo:rsid="00a8fa6a"/>
    </style:style>
    <style:style style:name="T18" style:family="text">
      <style:text-properties style:font-name="Times" fo:font-size="12pt" fo:letter-spacing="normal" officeooo:rsid="00948933"/>
    </style:style>
    <style:style style:name="T19" style:family="text">
      <style:text-properties officeooo:rsid="00a089f9"/>
    </style:style>
    <style:style style:name="T20" style:family="text">
      <style:text-properties officeooo:rsid="00b28ee6"/>
    </style:style>
    <style:style style:name="T21" style:family="text">
      <style:text-properties officeooo:rsid="009fa9c2"/>
    </style:style>
    <style:style style:name="T22" style:family="text">
      <style:text-properties officeooo:rsid="00df8d25"/>
    </style:style>
    <style:style style:name="T23" style:family="text">
      <style:text-properties officeooo:rsid="009bfe5d"/>
    </style:style>
    <style:style style:name="T24" style:family="text">
      <style:text-properties officeooo:rsid="00e0cf89"/>
    </style:style>
    <style:style style:name="T25" style:family="text">
      <style:text-properties officeooo:rsid="00a2573d"/>
    </style:style>
    <style:style style:name="T26" style:family="text">
      <style:text-properties officeooo:rsid="00a3ee6e"/>
    </style:style>
    <style:style style:name="T27" style:family="text">
      <style:text-properties officeooo:rsid="00a4c1af"/>
    </style:style>
    <style:style style:name="T28" style:family="text">
      <style:text-properties officeooo:rsid="0093b917"/>
    </style:style>
    <style:style style:name="T29" style:family="text">
      <style:text-properties officeooo:rsid="00948933"/>
    </style:style>
    <style:style style:name="T30" style:family="text">
      <style:text-properties officeooo:rsid="009577c0"/>
    </style:style>
    <style:style style:name="T31" style:family="text">
      <style:text-properties officeooo:rsid="00962f9c"/>
    </style:style>
    <style:style style:name="T32" style:family="text">
      <style:text-properties officeooo:rsid="0097d07e"/>
    </style:style>
    <style:style style:name="T33" style:family="text">
      <style:text-properties officeooo:rsid="0098e47f"/>
    </style:style>
    <style:style style:name="T34" style:family="text">
      <style:text-properties officeooo:rsid="009a0fd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VIZOP SPEC<text:span text:style-name="T7">IFICATION</text:span>: <text:span text:style-name="T33">ASSOCIATED TEXT EXPORT VIEWPORT</text:span></text:p>
      <text:p text:style-name="P1"/>
      <text:p text:style-name="P2">Level: <text:span text:style-name="T1">3 Spec number: 393</text:span></text:p>
      <text:p text:style-name="P1">Revision: 0.1</text:p>
      <text:p text:style-name="P1">Date: <text:span text:style-name="T7">5 Aug 2020</text:span></text:p>
      <text:p text:style-name="P1"/>
      <text:p text:style-name="P1">Peter Clarke</text:p>
      <text:p text:style-name="P1"/>
      <text:h text:style-name="Heading_20_1" text:outline-level="1">OVERVIEW</text:h>
      <text:p text:style-name="P3">This document describes one of the <text:span text:style-name="T7">Viewports</text:span> provided: the <text:span text:style-name="T33">associated text (Action items/ parking lot items) report</text:span>. It <text:span text:style-name="T5">lists all (or a subset of) action items or parking lot items in an exported table</text:span>.</text:p>
      <text:p text:style-name="P3"/>
      <text:p text:style-name="P4">This <text:span text:style-name="T7">Viewport </text:span>should be standardised, where practicable, to match <text:span text:style-name="T7">other export Viewports</text:span>. <text:span text:style-name="T4">For example, options to select filenames and add page headers/footers should work the same for all exports.</text:span></text:p>
      <text:p text:style-name="P1"/>
      <text:h text:style-name="Heading_20_1" text:outline-level="1"><text:span text:style-name="T33">ASSOCIATED TEXT</text:span> REPORT DIALOGUE SCREEN</text:h>
      <text:p text:style-name="P17">The code for this screen live<text:span text:style-name="T33">s</text:span> in module <text:span text:style-name="T33">assoc_text</text:span>_report. <text:span text:style-name="T34">It is coded as class ATReportDialogueAspect.</text:span></text:p>
      <text:p text:style-name="P16"/>
      <table:table table:name="Table3" table:style-name="Table3">
        <table:table-column table:style-name="Table3.A"/>
        <table:table-column table:style-name="Table3.B"/>
        <table:table-column table:style-name="Table3.C"/>
        <table:table-column table:style-name="Table3.A"/>
        <table:table-column table:style-name="Table3.E"/>
        <table:table-row>
          <table:table-cell table:style-name="Table3.A1" table:number-columns-spanned="2" office:value-type="string">
            <text:p text:style-name="P44">Export <text:span text:style-name="T8">action items / parking lot items</text:span> [1]</text:p>
          </table:table-cell>
          <table:covered-table-cell/>
          <table:table-cell table:style-name="Table3.A1" office:value-type="string">
            <text:p text:style-name="P53"/>
          </table:table-cell>
          <table:table-cell table:style-name="Table3.A1" office:value-type="string">
            <text:p text:style-name="P53"/>
          </table:table-cell>
          <table:table-cell table:style-name="Table3.E1" office:value-type="string">
            <text:p text:style-name="P53"/>
          </table:table-cell>
        </table:table-row>
        <table:table-row>
          <table:table-cell table:style-name="Table3.A2" office:value-type="string">
            <text:p text:style-name="P44">[gap]</text:p>
          </table:table-cell>
          <table:table-cell table:style-name="Table3.A2" office:value-type="string">
            <text:p text:style-name="P53"/>
          </table:table-cell>
          <table:table-cell table:style-name="Table3.A2" office:value-type="string">
            <text:p text:style-name="P53"/>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4">Filename: [2]</text:p>
          </table:table-cell>
          <table:table-cell table:style-name="Table3.A2" office:value-type="string">
            <text:p text:style-name="P44">[Filename text <text:s/>box] [3]</text:p>
          </table:table-cell>
          <table:table-cell table:style-name="Table3.A2" office:value-type="string">
            <text:p text:style-name="P44">Select [4]</text:p>
          </table:table-cell>
          <table:table-cell table:style-name="Table3.A2" office:value-type="string">
            <text:p text:style-name="P45"/>
          </table:table-cell>
          <table:table-cell table:style-name="Table3.E2" office:value-type="string">
            <text:p text:style-name="P46"/>
          </table:table-cell>
        </table:table-row>
        <table:table-row>
          <table:table-cell table:style-name="Table3.A2" office:value-type="string">
            <text:p text:style-name="P53"/>
          </table:table-cell>
          <table:table-cell table:style-name="Table3.A2" office:value-type="string">
            <text:p text:style-name="P44">Overwrite [<text:span text:style-name="T9">6</text:span>]</text:p>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4"/>
          </table:table-cell>
          <table:table-cell table:style-name="Table3.A2" table:number-columns-spanned="2" office:value-type="string">
            <text:p text:style-name="P44">[filename status message] <text:span text:style-name="T10">[7]</text:span></text:p>
          </table:table-cell>
          <table:covered-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5">[gap]</text:p>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4">Export what: [<text:span text:style-name="T9">8</text:span>]</text:p>
          </table:table-cell>
          <table:table-cell table:style-name="Table3.A2" office:value-type="string">
            <text:p text:style-name="P47">Header [<text:span text:style-name="T9">9</text:span>]</text:p>
          </table:table-cell>
          <table:table-cell table:style-name="Table3.A2" office:value-type="string">
            <text:p text:style-name="P47"><text:span text:style-name="T8">All action items / All parking lot items</text:span> [<text:span text:style-name="T9">10</text:span>]</text:p>
          </table:table-cell>
          <table:table-cell table:style-name="Table3.A2" office:value-type="string">
            <text:p text:style-name="P44"><text:span text:style-name="T8">Filtered items</text:span> [<text:span text:style-name="T9">11</text:span>]</text:p>
          </table:table-cell>
          <table:table-cell table:style-name="Table3.E2" office:value-type="string">
            <text:p text:style-name="P53"/>
          </table:table-cell>
        </table:table-row>
        <table:table-row>
          <table:table-cell table:style-name="Table3.A2" office:value-type="string">
            <text:p text:style-name="P53"/>
          </table:table-cell>
          <table:table-cell table:style-name="Table3.A2" office:value-type="string">
            <text:p text:style-name="P55">Show edit number [12]</text:p>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7">[gap]</text:p>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7">Page layout <text:span text:style-name="T11">[13]</text:span></text:p>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7">Page size: <text:span text:style-name="T11">[14]</text:span></text:p>
          </table:table-cell>
          <table:table-cell table:style-name="Table3.A2" office:value-type="string">
            <text:p text:style-name="P48">[Page size choice] [14]</text:p>
          </table:table-cell>
          <table:table-cell table:style-name="Table3.A2" office:value-type="string">
            <text:p text:style-name="P47">Portrait <text:span text:style-name="T11">[15]</text:span></text:p>
          </table:table-cell>
          <table:table-cell table:style-name="Table3.A2" office:value-type="string">
            <text:p text:style-name="P47">Landscape <text:span text:style-name="T11">[16]</text:span></text:p>
          </table:table-cell>
          <table:table-cell table:style-name="Table3.E2" office:value-type="string">
            <text:p text:style-name="P53"/>
          </table:table-cell>
        </table:table-row>
        <table:table-row>
          <table:table-cell table:style-name="Table3.A2" office:value-type="string">
            <text:p text:style-name="P49"/>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9">[gap]</text:p>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47">Style <text:span text:style-name="T11">[33]</text:span></text:p>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50">Font <text:span text:style-name="T11">[35]</text:span></text:p>
          </table:table-cell>
          <table:table-cell table:style-name="Table3.A2" office:value-type="string">
            <text:p text:style-name="P50"/>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51">[gap]</text:p>
          </table:table-cell>
          <table:table-cell table:style-name="Table3.A2" office:value-type="string">
            <text:p text:style-name="P50"/>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51"><text:span text:style-name="T8">Action items / Parking lot items</text:span> <text:soft-page-break/>depiction <text:span text:style-name="T11">[36]</text:span></text:p>
          </table:table-cell>
          <table:table-cell table:style-name="Table3.A2" office:value-type="string">
            <text:p text:style-name="P50"/>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54"/>
          </table:table-cell>
          <table:table-cell table:style-name="Table3.A2" office:value-type="string">
            <text:p text:style-name="P54">Show responsibility [37]</text:p>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51"/>
          </table:table-cell>
          <table:table-cell table:style-name="Table3.A2" office:value-type="string">
            <text:p text:style-name="P54">Show deadline [38]</text:p>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51"/>
          </table:table-cell>
          <table:table-cell table:style-name="Table3.A2" office:value-type="string">
            <text:p text:style-name="P54">Show status [39]</text:p>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office:value-type="string">
            <text:p text:style-name="P51"/>
          </table:table-cell>
          <table:table-cell table:style-name="Table3.A2" office:value-type="string">
            <text:p text:style-name="P54">Show places used [40]</text:p>
          </table:table-cell>
          <table:table-cell table:style-name="Table3.A2" office:value-type="string">
            <text:p text:style-name="P44"/>
          </table:table-cell>
          <table:table-cell table:style-name="Table3.A2" office:value-type="string">
            <text:p text:style-name="P53"/>
          </table:table-cell>
          <table:table-cell table:style-name="Table3.E2" office:value-type="string">
            <text:p text:style-name="P53"/>
          </table:table-cell>
        </table:table-row>
        <table:table-row>
          <table:table-cell table:style-name="Table3.A2" table:number-columns-spanned="2" office:value-type="string">
            <text:p text:style-name="P52">[gap]</text:p>
          </table:table-cell>
          <table:covered-table-cell/>
          <table:table-cell table:style-name="Table3.A2" table:number-columns-spanned="2" office:value-type="string">
            <text:p text:style-name="P18"/>
          </table:table-cell>
          <table:covered-table-cell/>
          <table:table-cell table:style-name="Table3.E2" office:value-type="string">
            <text:p text:style-name="P45"/>
          </table:table-cell>
        </table:table-row>
        <table:table-row>
          <table:table-cell table:style-name="Table3.A2" table:number-columns-spanned="2" office:value-type="string">
            <text:p text:style-name="P52">Cancel [48]</text:p>
          </table:table-cell>
          <table:covered-table-cell/>
          <table:table-cell table:style-name="Table3.A2" table:number-columns-spanned="2" office:value-type="string">
            <text:p text:style-name="P19">Go [49]</text:p>
          </table:table-cell>
          <table:covered-table-cell/>
          <table:table-cell table:style-name="Table3.E2" office:value-type="string">
            <text:p text:style-name="P45"/>
          </table:table-cell>
        </table:table-row>
      </table:table>
      <text:p text:style-name="P16"/>
      <text:p text:style-name="P20">Explanation of each item:</text:p>
      <text:p text:style-name="P20">[1] Static text, largest font size (e.g. 16 pt), bold</text:p>
      <text:p text:style-name="P20">[2] Static text, normal (e.g. 12 pt)</text:p>
      <text:p text:style-name="P20">[3] Expando text box showing currently defined filename for saving the exported FT image. If the user has supplied a filename in this dialogue for this project before, it is prepopulated with the file name entered by the user last time (even if the file was not actually created). (Therefore the filename must be stored as an attribute of the project when the dialogue exits, and this attribute must be written to the project file.)</text:p>
      <text:p text:style-name="P20">To populate the filename text box, the user can type directly in the text box, or click the “Select” button (item [4]) to open a standard file save dialogue.</text:p>
      <text:p text:style-name="P20">[4] “<text:span text:style-name="T12">Select” button. When pressed, this opens a standard file save dialogue (supplied by the OS) with the following parameters:</text:span></text:p>
      <text:list xml:id="list2806414246" text:style-name="L1">
        <text:list-item>
          <text:p text:style-name="P56">Default filename: the current contents of the filename text box [3]</text:p>
        </text:list-item>
        <text:list-item>
          <text:p text:style-name="P56">Default directory: if the filename text box contains a valid path to an existing folder, use this folder. Otherwise, if the project has ever been saved, use the folder in which the project was saved (if it exists). Otherwise, if the project was opened from a file, use the folder from which the project file was opened (if it exists). Otherwise, use the user's home folder.</text:p>
        </text:list-item>
      </text:list>
      <text:p text:style-name="P21">When the file select dialogue exits from the “Save” button, the <text:span text:style-name="T13">following actions are taken:</text:span></text:p>
      <text:list xml:id="list2661306582" text:style-name="L2">
        <text:list-item>
          <text:p text:style-name="P67"><text:span text:style-name="T15">I</text:span><text:span text:style-name="T14">f the path includes an extension which matches one of the valid file types defined in the Type choice box [5], the choice box is updated to show that type</text:span></text:p>
        </text:list-item>
        <text:list-item>
          <text:p text:style-name="P57">If the path does not include an extension, an extension is added automatically to match the currently selected type in the Type choice box</text:p>
        </text:list-item>
        <text:list-item>
          <text:p text:style-name="P66"><text:span text:style-name="T16">The </text:span><text:span text:style-name="T15">user-selected path </text:span><text:span text:style-name="T16">(with added extension, if appropriate) </text:span><text:span text:style-name="T15">is copied to the filename text box [3]</text:span></text:p>
        </text:list-item>
        <text:list-item>
          <text:p text:style-name="P66"><text:span text:style-name="T16">T</text:span><text:span text:style-name="T15">he status message [6] is updated</text:span></text:p>
          <text:p text:style-name="P68">If the file select dialogue exits from the “Cancel” button, no action is taken.</text:p>
          <text:p text:style-name="P68"/>
        </text:list-item>
      </text:list>
      <text:p text:style-name="P23">[6] Check box with label “Overwrite any existing file”. The default value is the value it contained the last time the dialogue exited, stored on a per-user basis. If the user has never opened the dialogue before, the default is unchecked.</text:p>
      <text:p text:style-name="P23">When the check box value toggles, the status text [7] should be updated.</text:p>
      <text:p text:style-name="P23"/>
      <text:p text:style-name="P22">[<text:span text:style-name="T19">7</text:span>] Static text showing the current status of the filename defined in the filename text box [3]. The status text is updated:</text:p>
      <text:list xml:id="list2887994541" text:style-name="L3">
        <text:list-item>
          <text:p text:style-name="P58">Whenever the content of the filename text box [3] changes. If the user is actively typing in the text box (i.e. it has focus), the status text should not be updated until the filename text box loses focus (i.e. don't update it as the user types character by character).</text:p>
        </text:list-item>
        <text:list-item>
          <text:p text:style-name="P59">When the “overwrite” check box value changes</text:p>
        </text:list-item>
      </text:list>
      <text:p text:style-name="P24">The possible values of the static text are:</text:p>
      <text:list xml:id="list423766892" text:style-name="L4">
        <text:list-item>
          <text:p text:style-name="P60"><text:span text:style-name="T20">(1) </text:span>Please enter a filename for the <text:span text:style-name="T8">export</text:span> (when the filename text box is empty, or contains only white space, <text:span text:style-name="T21">or contains a path to an existing directory with no file name on the end, or the path ends in a path separator such as '\' [use the path separator appropriate to the current platform]</text:span>)</text:p>
        </text:list-item>
        <text:list-item>
          <text:p text:style-name="P60"><text:span text:style-name="T20">(2) </text:span>Ready to export to file (when the path <text:span text:style-name="T22">stub </text:span>in the filename text box points to an existing folder that the user has write access to; and the file <text:span text:style-name="T22">name is valid</text:span>; and the file <text:soft-page-break/>doesn't exist)</text:p>
        </text:list-item>
        <text:list-item>
          <text:p text:style-name="P61"><text:span text:style-name="T20">(3) </text:span>File exists and will be overwritten (<text:span text:style-name="T23">when the path in the filename text box points to an existing folder that the user has write access to; and the file extension matches a valid image file type; and the file exist</text:span>s; and<text:span text:style-name="T23"> the “overwrite” check box is checked</text:span>)</text:p>
        </text:list-item>
        <text:list-item>
          <text:p text:style-name="P61"><text:span text:style-name="T20">(4) </text:span>File exists. Please click “Overwrite” (<text:span text:style-name="T23">when the path in the filename text box points to an existing folder that the user has write access to; and the file extension matches a valid image file type; and the file exist</text:span>s; and<text:span text:style-name="T23"> the “overwrite” check box is </text:span>un<text:span text:style-name="T23">checked</text:span>)</text:p>
        </text:list-item>
        <text:list-item>
          <text:p text:style-name="P62"><text:span text:style-name="T20">(5) </text:span>Please supply a valid file extension (when the<text:span text:style-name="T23"> path in the filename text box points to an existing folder that the user has write access to; and the file name has no extension, or the extension doesn't match a valid image type; and the platform is Windows, where an extension is required)</text:span></text:p>
        </text:list-item>
        <text:list-item>
          <text:p text:style-name="P62"><text:span text:style-name="T24">(6) </text:span>Vizop can't write to that location (when the path in the filename text box points to a non-existent folder, or the path exists but the user has no write access to it)</text:p>
        </text:list-item>
      </text:list>
      <text:p text:style-name="P25"/>
      <text:p text:style-name="P23">[<text:span text:style-name="T25">8</text:span>] “<text:span text:style-name="T25">Export what:” static text. Normal font size, bold</text:span></text:p>
      <text:p text:style-name="P23"/>
      <text:p text:style-name="P26">[9] “Header” check box. If checked, the header will be included in the exported <text:span text:style-name="T28">table</text:span> (see later in this spec file). The default value is the value it had when the dialogue last exited, stored on a per-project basis. If the dialogue has never been invoked for this project, the default is checked.</text:p>
      <text:p text:style-name="P26"/>
      <text:p text:style-name="P27">[10] “<text:span text:style-name="T28">All items</text:span>” <text:span text:style-name="T28">radio</text:span> box. <text:span text:style-name="T28">D</text:span>etermines whether the <text:span text:style-name="T28">all action items/parking lot items</text:span> <text:span text:style-name="T28">are</text:span> shown in the <text:span text:style-name="T28">report</text:span>. <text:span text:style-name="T28">Selected by default. Stored on per-project basis.</text:span></text:p>
      <text:p text:style-name="P27"/>
      <text:p text:style-name="P27">[11] “<text:span text:style-name="T28">Filtered items” radio</text:span> box<text:span text:style-name="T26">. If checked, the export will contain only items that are currently filtered in the action items list Viewport. (If that Viewport has never been invoked, or its filter box is empty, selecting this option will show all items.)</text:span></text:p>
      <text:p text:style-name="P27"/>
      <text:p text:style-name="P36">[12] “Show edit number” checkbox. If checked, the header (if produced) will show the project's current edit number.</text:p>
      <text:p text:style-name="P28"/>
      <text:p text:style-name="P29">[13] “Page layout” subheading. Static text, slightly larger<text:span text:style-name="T25"> font size </text:span>(e.g. 14 pt)<text:span text:style-name="T25">, bold</text:span></text:p>
      <text:p text:style-name="P29"/>
      <text:p text:style-name="P29">[14] “Page size:” static text (normal font size) followed by choice box containing a choice of common paper sizes such as A6, A5, A4, A3, letter, and legal. <text:span text:style-name="T25">The default value is the value it had when the dialogue last exited, stored on a per-project basis. If the dialogue has never been invoked for this project, </text:span>try to get a system-wide default from the OS; if not possible, use A4.</text:p>
      <text:p text:style-name="P26">When the <text:span text:style-name="T27">choice </text:span>box <text:span text:style-name="T27">value changes</text:span>, the sizing of the FT image needs to be recalculated, and the sizing-related fields [28], [29], [32] need to be updated.</text:p>
      <text:p text:style-name="P26"/>
      <text:p text:style-name="P29">[15] Portrait and [16] Landscape radio buttons. These determine whether the paper size is treated as portrait or landscape format. Default handling, and actions when the value changes, are the same as [9]. The first-time default is Portrait.</text:p>
      <text:p text:style-name="P29"/>
      <text:p text:style-name="P33">For now, there are no options to set margins (not applicable to .xlsx export) or page numbers.</text:p>
      <text:p text:style-name="P30"/>
      <text:p text:style-name="P39"><text:span text:style-name="T17">[</text:span><text:span text:style-name="T14">33] “Style” subheading, static text with larger font size and bold. </text:span><text:span text:style-name="T18">For now, the only style option is font choice.</text:span></text:p>
      <text:p text:style-name="P31"/>
      <text:p text:style-name="P31">[35] “Font”: static text (normal font size) followed by choice box offering a list of system fonts. This determines the font used to render the <text:span text:style-name="T29">text</text:span>. Default handling is the same as [9]. For initial default, try to <text:span text:style-name="T29">show</text:span> the <text:span text:style-name="T29">default system font</text:span>.</text:p>
      <text:p text:style-name="P31"/>
      <text:p text:style-name="P32">[36] “<text:span text:style-name="T30">Action item/Parking lot</text:span> depiction” subheading, static text with larger font size and bold.</text:p>
      <text:p text:style-name="P32"/>
      <text:p text:style-name="P34">[37]~[40] Checkboxes for individual fields. For initial default, each field is checked if any action item/parking lot item in the whole project (irrespective of filtering, etc) is populated in the respective field.</text:p>
      <text:p text:style-name="P30"/>
      <text:p text:style-name="P19">[48] “Cancel” button. Ends the dialogue and returns the Edit panel to the previous Viewport. Stores the value of whichever field lost focus when the Cancel button was pressed (although this <text:soft-page-break/>may already be handled by the field itself).</text:p>
      <text:p text:style-name="P19"/>
      <text:p text:style-name="P19">[49] “Go” button. <text:s/>Takes the same actions as the “Cancel” button. Then invokes the routine that renders the report and saves it to a file. The “Go” button is available only when the file can actually be written, i.e. the status field [7] is showing texts (2) or (3).</text:p>
      <text:p text:style-name="P30"/>
      <text:h text:style-name="P70" text:outline-level="1"/>
      <text:p text:style-name="P1"/>
      <text:p text:style-name="P38">DETAILS OF <text:span text:style-name="T4">REPORT</text:span></text:p>
      <text:p text:style-name="P1"/>
      <text:p text:style-name="P5">The report can be exported as <text:span text:style-name="T6">XLSX</text:span> <text:span text:style-name="T7">only (maybe add other file formats in the future)</text:span>.</text:p>
      <text:p text:style-name="P5"/>
      <text:p text:style-name="P5">Global settings: <text:span text:style-name="T31">similar to other reports. See Fault Tree – Full tree report spec. </text:span></text:p>
      <text:p text:style-name="P7"/>
      <text:p text:style-name="P6">Settings specific to <text:span text:style-name="T5">action items</text:span>:</text:p>
      <text:list xml:id="list852492045" text:style-name="L5">
        <text:list-item>
          <text:p text:style-name="P64">Show summary table (checkbox). Default: checked. If checked, a summary table will be shown above the main action items table; see below for details.</text:p>
        </text:list-item>
      </text:list>
      <text:p text:style-name="P8"/>
      <text:p text:style-name="P15">Depiction</text:p>
      <text:p text:style-name="P13"><text:span text:style-name="T3">S</text:span><text:span text:style-name="T2">ummary table</text:span></text:p>
      <text:p text:style-name="P11">If selected, a summary table is shown at the top. The summary table layout is as below. It should be formatted in a similar way to the main table, and fill the whole width of the page. </text:p>
      <text:p text:style-name="P11"/>
      <text:p text:style-name="P35">Report date shows the date on which the export is made.</text:p>
      <text:p text:style-name="P35">Edit number shows the project's current edit number, if selected in the dialogue box.</text:p>
      <text:p text:style-name="P11"/>
      <text:p text:style-name="P65">The leftmost column is shown only if action items AND parking lot items are shown. (Currently we will show only one or the other, so this column can be omitted for now.)</text:p>
      <text:p text:style-name="P11"/>
      <text:p text:style-name="P35">The “Status” column is shown only if any items in the export (after filtering) are populated in the Status field. The column will show all the statuses used in the items (ignoring leading and trailing whitespace, and case-insensitive).</text:p>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P40">ACTION ITEMS / PARKING LOT ITEMS / ACTION ITEMS AND PARKING LOT ITEMS </text:p>
            </table:table-cell>
            <table:covered-table-cell/>
            <table:covered-table-cell/>
            <table:covered-table-cell/>
          </table:table-row>
        </table:table-header-rows>
        <table:table-row>
          <table:table-cell table:style-name="Table1.A2" table:number-columns-spanned="2" office:value-type="string">
            <text:p text:style-name="P69">Report date: &lt;date&gt;</text:p>
          </table:table-cell>
          <table:covered-table-cell/>
          <table:table-cell table:style-name="Table1.C2" table:number-columns-spanned="2" office:value-type="string">
            <text:p text:style-name="P42"><text:span text:style-name="T31">Edit number</text:span>: &lt;SIF name&gt;</text:p>
          </table:table-cell>
          <table:covered-table-cell/>
        </table:table-row>
        <table:table-row>
          <table:table-cell table:style-name="Table1.A2" office:value-type="string">
            <text:p text:style-name="P41">Type of item</text:p>
          </table:table-cell>
          <table:table-cell table:style-name="Table1.A2" table:number-columns-spanned="2" office:value-type="string">
            <text:p text:style-name="P41">Status</text:p>
          </table:table-cell>
          <table:covered-table-cell/>
          <table:table-cell table:style-name="Table1.C2" office:value-type="string">
            <text:p text:style-name="P41">Number of items</text:p>
          </table:table-cell>
        </table:table-row>
        <table:table-row>
          <table:table-cell table:style-name="Table1.A2" table:number-rows-spanned="3" office:value-type="string">
            <text:p text:style-name="P41">Action items</text:p>
          </table:table-cell>
          <table:table-cell table:style-name="Table1.A2" table:number-columns-spanned="2" office:value-type="string">
            <text:p text:style-name="P41">Open</text:p>
          </table:table-cell>
          <table:covered-table-cell/>
          <table:table-cell table:style-name="Table1.C2" office:value-type="string">
            <text:p text:style-name="P41">&lt;number of items shown in table&gt;</text:p>
          </table:table-cell>
        </table:table-row>
        <table:table-row>
          <table:covered-table-cell/>
          <table:table-cell table:style-name="Table1.A2" table:number-columns-spanned="2" office:value-type="string">
            <text:p text:style-name="P41">Closed</text:p>
          </table:table-cell>
          <table:covered-table-cell/>
          <table:table-cell table:style-name="Table1.C2" office:value-type="string">
            <text:p text:style-name="P41">&lt;number of items shown in table&gt;</text:p>
          </table:table-cell>
        </table:table-row>
        <table:table-row>
          <table:covered-table-cell/>
          <table:table-cell table:style-name="Table1.A2" table:number-columns-spanned="2" office:value-type="string">
            <text:p text:style-name="P41">Deleted</text:p>
          </table:table-cell>
          <table:covered-table-cell/>
          <table:table-cell table:style-name="Table1.C2" office:value-type="string">
            <text:p text:style-name="P41">&lt;number of items shown in table&gt;</text:p>
          </table:table-cell>
        </table:table-row>
        <table:table-row>
          <table:table-cell table:style-name="Table1.A2" table:number-rows-spanned="3" office:value-type="string">
            <text:p text:style-name="P41">Parking lot items</text:p>
          </table:table-cell>
          <table:table-cell table:style-name="Table1.A2" table:number-columns-spanned="2" office:value-type="string">
            <text:p text:style-name="P41">Open</text:p>
          </table:table-cell>
          <table:covered-table-cell/>
          <table:table-cell table:style-name="Table1.C2" office:value-type="string">
            <text:p text:style-name="P41">&lt;number of items shown in table&gt;</text:p>
          </table:table-cell>
        </table:table-row>
        <table:table-row>
          <table:covered-table-cell/>
          <table:table-cell table:style-name="Table1.A2" table:number-columns-spanned="2" office:value-type="string">
            <text:p text:style-name="P41">Closed</text:p>
          </table:table-cell>
          <table:covered-table-cell/>
          <table:table-cell table:style-name="Table1.C2" office:value-type="string">
            <text:p text:style-name="P41">&lt;number of items shown in table&gt;</text:p>
          </table:table-cell>
        </table:table-row>
        <table:table-row>
          <table:covered-table-cell/>
          <table:table-cell table:style-name="Table1.A2" table:number-columns-spanned="2" office:value-type="string">
            <text:p text:style-name="P41">Deleted</text:p>
          </table:table-cell>
          <table:covered-table-cell/>
          <table:table-cell table:style-name="Table1.C2" office:value-type="string">
            <text:p text:style-name="P41">&lt;number of items shown in table&gt;</text:p>
          </table:table-cell>
        </table:table-row>
      </table:table>
      <text:p text:style-name="P10"/>
      <text:p text:style-name="P10"/>
      <text:p text:style-name="P14">Main section of report</text:p>
      <text:p text:style-name="P12">The main section contains one table <text:span text:style-name="T32">of</text:span> action items <text:span text:style-name="T32">or parking lot items</text:span>. <text:span text:style-name="T32">The header row is shown if the header block was not selected in the dialogue.</text:span></text:p>
      <text:p text:style-name="P12"/>
      <text:p text:style-name="P12">The structure of <text:span text:style-name="T32">the</text:span> table is as shown below. <text:span text:style-name="T32">Field columns are shown only if selected in the dialogue.</text:span></text:p>
      <text:p text:style-name="P12"/>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table:number-columns-spanned="6" office:value-type="string">
            <text:p text:style-name="P43"><text:span text:style-name="T32">Action items / </text:span>Parking lot items</text:p>
          </table:table-cell>
          <table:covered-table-cell/>
          <table:covered-table-cell/>
          <table:covered-table-cell/>
          <table:covered-table-cell/>
          <table:covered-table-cell/>
        </table:table-row>
        <text:soft-page-break/>
        <table:table-row>
          <table:table-cell table:style-name="Table2.A2" office:value-type="string">
            <text:p text:style-name="P43">Item no.</text:p>
          </table:table-cell>
          <table:table-cell table:style-name="Table2.A2" office:value-type="string">
            <text:p text:style-name="P43">Description</text:p>
          </table:table-cell>
          <table:table-cell table:style-name="Table2.A2" office:value-type="string">
            <text:p text:style-name="P43">Places used</text:p>
          </table:table-cell>
          <table:table-cell table:style-name="Table2.A2" office:value-type="string">
            <text:p text:style-name="P43">Responsibility</text:p>
          </table:table-cell>
          <table:table-cell table:style-name="Table2.A2" office:value-type="string">
            <text:p text:style-name="P43">Deadline</text:p>
          </table:table-cell>
          <table:table-cell table:style-name="Table2.F2" office:value-type="string">
            <text:p text:style-name="P43">Status</text:p>
          </table:table-cell>
        </table:table-row>
        <table:table-row>
          <table:table-cell table:style-name="Table2.A2" office:value-type="string">
            <text:p text:style-name="P43">&lt;full item number&gt;</text:p>
          </table:table-cell>
          <table:table-cell table:style-name="Table2.A2" office:value-type="string">
            <text:p text:style-name="P43">&lt;Item text&gt;</text:p>
          </table:table-cell>
          <table:table-cell table:style-name="Table2.A2" office:value-type="string">
            <text:p text:style-name="P43">&lt;Numbers of FT objects and other PHA objects where the item is attached, if any&gt; If none, show &lt;Not used&gt;</text:p>
          </table:table-cell>
          <table:table-cell table:style-name="Table2.A2" office:value-type="string">
            <text:p text:style-name="P43">&lt;Item responsibility&gt;</text:p>
          </table:table-cell>
          <table:table-cell table:style-name="Table2.A2" office:value-type="string">
            <text:p text:style-name="P43">&lt;Item deadline date, in required date format; see project attributes&gt;</text:p>
          </table:table-cell>
          <table:table-cell table:style-name="Table2.F2" office:value-type="string">
            <text:p text:style-name="P43">&lt;<text:span text:style-name="T32">e.g. </text:span>Closed, open or deleted&gt;</text:p>
          </table:table-cell>
        </table:table-row>
      </table:table>
      <text:p text:style-name="P12"/>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8-09T10:32:57.554155285</dc:date>
    <meta:editing-duration>P3DT1H6M58S</meta:editing-duration>
    <meta:editing-cycles>113</meta:editing-cycles>
    <meta:document-statistic meta:table-count="3" meta:image-count="0" meta:object-count="0" meta:page-count="5" meta:paragraph-count="132" meta:word-count="1841" meta:character-count="10485" meta:non-whitespace-character-count="8786"/>
  </office:meta>
</office:document-meta>
</file>